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PublisherGui.modifyTestElement( TestElement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MSPublisherGui.JMSPublishe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ublisherGui.stateChanged( ChangeEvent ev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MSPublisher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ublisherGui.configure( Test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MSPublisher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JMSPublisherGui.actionPerformed( Ac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MSPublisher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MSPublisher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MSPublisherGui.updateMessageType( String msg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MSPublisherGui.updateConfig( String comma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